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.74pt" draw:fill="none" draw:textarea-vertical-align="top" draw:auto-grow-height="false" draw:fit-to-size="false" style:shrink-to-fit="false" fo:min-height="22.82pt" fo:min-width="33.14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punctuation-wrap="hanging">
        <style:tab-stops>
          <style:tab-stop style:position="0pt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pt" fo:margin-right="0pt" fo:margin-top="0pt" fo:margin-bottom="0pt" fo:line-height="100%" fo:text-align="center" fo:text-indent="0pt" style:punctuation-wrap="hanging">
        <style:tab-stops>
          <style:tab-stop style:position="0pt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tenary-Star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lbs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lb/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formula="of:=([.B3]/2)/([.B1]/[.B2])" office:value-type="float" office:value="0.166666666666667" calcext:value-type="float">
            <text:p>0.166666666666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</text:p>
          </table:table-cell>
          <table:table-cell table:formula="of:=([.B1]/[.B2])*(ASINH(([.B4]*[.B6])/([.B3]*SINH([.B6])))+[.B6])" office:value-type="float" office:value="250" calcext:value-type="float">
            <text:p>25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2</text:p>
          </table:table-cell>
          <table:table-cell table:formula="of:=([.B1]/[.B2])*(ASINH(([.B4]*[.B6])/([.B3]*SINH([.B6])))-[.B6])" office:value-type="float" office:value="-250" calcext:value-type="float">
            <text:p>-25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>
            <draw:frame table:end-cell-address="'Catenary-Start'.P35" table:end-x="47.23pt" table:end-y="6.72pt" draw:z-index="0" draw:name="Chart 1" draw:style-name="gr1" draw:text-style-name="P1" svg:width="570.67pt" svg:height="323.57pt" svg:x="6.75pt" svg:y="1.87pt">
              <loext:p/>
              <draw:object draw:notify-on-update-of-ranges="'Catenary-Start'.A11:'Catenary-Start'.A111 'Catenary-Start'.B11:'Catenary-Start'.B1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table:formula="of:=[.B8]" office:value-type="float" office:value="-250" calcext:value-type="float">
            <text:p>-250.0</text:p>
          </table:table-cell>
          <table:table-cell table:style-name="ce1" table:formula="of:=([.$B$1]/[.$B$2])*(COSH([.A11]/([.$B$1]/[.$B$2]))-1)" office:value-type="float" office:value="20.8816033171949" calcext:value-type="float">
            <text:p>20.9</text:p>
          </table:table-cell>
          <table:table-cell table:number-columns-repeated="1022"/>
        </table:table-row>
        <table:table-row table:style-name="ro1">
          <table:table-cell table:style-name="ce1" table:formula="of:=[.A11]+([.$B$3]/100)" office:value-type="float" office:value="-245" calcext:value-type="float">
            <text:p>-2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2]+([.$B$3]/100)" office:value-type="float" office:value="-240" calcext:value-type="float">
            <text:p>-2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3]+([.$B$3]/100)" office:value-type="float" office:value="-235" calcext:value-type="float">
            <text:p>-2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4]+([.$B$3]/100)" office:value-type="float" office:value="-230" calcext:value-type="float">
            <text:p>-2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5]+([.$B$3]/100)" office:value-type="float" office:value="-225" calcext:value-type="float">
            <text:p>-2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6]+([.$B$3]/100)" office:value-type="float" office:value="-220" calcext:value-type="float">
            <text:p>-2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7]+([.$B$3]/100)" office:value-type="float" office:value="-215" calcext:value-type="float">
            <text:p>-2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8]+([.$B$3]/100)" office:value-type="float" office:value="-210" calcext:value-type="float">
            <text:p>-2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9]+([.$B$3]/100)" office:value-type="float" office:value="-205" calcext:value-type="float">
            <text:p>-2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0]+([.$B$3]/100)" office:value-type="float" office:value="-200" calcext:value-type="float">
            <text:p>-2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1]+([.$B$3]/100)" office:value-type="float" office:value="-195" calcext:value-type="float">
            <text:p>-1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2]+([.$B$3]/100)" office:value-type="float" office:value="-190" calcext:value-type="float">
            <text:p>-1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3]+([.$B$3]/100)" office:value-type="float" office:value="-185" calcext:value-type="float">
            <text:p>-1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4]+([.$B$3]/100)" office:value-type="float" office:value="-180" calcext:value-type="float">
            <text:p>-1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5]+([.$B$3]/100)" office:value-type="float" office:value="-175" calcext:value-type="float">
            <text:p>-1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6]+([.$B$3]/100)" office:value-type="float" office:value="-170" calcext:value-type="float">
            <text:p>-1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7]+([.$B$3]/100)" office:value-type="float" office:value="-165" calcext:value-type="float">
            <text:p>-1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8]+([.$B$3]/100)" office:value-type="float" office:value="-160" calcext:value-type="float">
            <text:p>-160.0</text:p>
          </table:table-cell>
          <table:table-cell table:style-name="ce1"/>
          <table:table-cell table:number-columns-repeated="7"/>
          <table:table-cell>
            <draw:custom-shape table:end-cell-address="'Catenary-Start'.K31" table:end-x="26.45pt" table:end-y="5.07pt" draw:z-index="1" draw:name="TextBox 2" draw:style-name="gr2" draw:text-style-name="P3" svg:width="47.28pt" svg:height="29.88pt" svg:x="27.35pt" svg:y="0.68pt">
              <text:p text:style-name="P2"><text:span text:style-name="T1">L</text:span><text:span text:style-name="T2">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style-name="ce1" table:formula="of:=[.A29]+([.$B$3]/100)" office:value-type="float" office:value="-155" calcext:value-type="float">
            <text:p>-1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0]+([.$B$3]/100)" office:value-type="float" office:value="-150" calcext:value-type="float">
            <text:p>-1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1]+([.$B$3]/100)" office:value-type="float" office:value="-145" calcext:value-type="float">
            <text:p>-1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2]+([.$B$3]/100)" office:value-type="float" office:value="-140" calcext:value-type="float">
            <text:p>-1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3]+([.$B$3]/100)" office:value-type="float" office:value="-135" calcext:value-type="float">
            <text:p>-1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4]+([.$B$3]/100)" office:value-type="float" office:value="-130" calcext:value-type="float">
            <text:p>-1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5]+([.$B$3]/100)" office:value-type="float" office:value="-125" calcext:value-type="float">
            <text:p>-1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6]+([.$B$3]/100)" office:value-type="float" office:value="-120" calcext:value-type="float">
            <text:p>-1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7]+([.$B$3]/100)" office:value-type="float" office:value="-115" calcext:value-type="float">
            <text:p>-1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8]+([.$B$3]/100)" office:value-type="float" office:value="-110" calcext:value-type="float">
            <text:p>-1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9]+([.$B$3]/100)" office:value-type="float" office:value="-105" calcext:value-type="float">
            <text:p>-1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0]+([.$B$3]/100)" office:value-type="float" office:value="-100" calcext:value-type="float">
            <text:p>-1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1]+([.$B$3]/100)" office:value-type="float" office:value="-95" calcext:value-type="float">
            <text:p>-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2]+([.$B$3]/100)" office:value-type="float" office:value="-90" calcext:value-type="float">
            <text:p>-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3]+([.$B$3]/100)" office:value-type="float" office:value="-85" calcext:value-type="float">
            <text:p>-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4]+([.$B$3]/100)" office:value-type="float" office:value="-80" calcext:value-type="float">
            <text:p>-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5]+([.$B$3]/100)" office:value-type="float" office:value="-75" calcext:value-type="float">
            <text:p>-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6]+([.$B$3]/100)" office:value-type="float" office:value="-70" calcext:value-type="float">
            <text:p>-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7]+([.$B$3]/100)" office:value-type="float" office:value="-65" calcext:value-type="float">
            <text:p>-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8]+([.$B$3]/100)" office:value-type="float" office:value="-60" calcext:value-type="float">
            <text:p>-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9]+([.$B$3]/100)" office:value-type="float" office:value="-55" calcext:value-type="float">
            <text:p>-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0]+([.$B$3]/100)" office:value-type="float" office:value="-50" calcext:value-type="float">
            <text:p>-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1]+([.$B$3]/100)" office:value-type="float" office:value="-45" calcext:value-type="float">
            <text:p>-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2]+([.$B$3]/100)" office:value-type="float" office:value="-40" calcext:value-type="float">
            <text:p>-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3]+([.$B$3]/100)" office:value-type="float" office:value="-35" calcext:value-type="float">
            <text:p>-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4]+([.$B$3]/100)" office:value-type="float" office:value="-30" calcext:value-type="float">
            <text:p>-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5]+([.$B$3]/100)" office:value-type="float" office:value="-25" calcext:value-type="float">
            <text:p>-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6]+([.$B$3]/100)" office:value-type="float" office:value="-20" calcext:value-type="float">
            <text:p>-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7]+([.$B$3]/100)" office:value-type="float" office:value="-15" calcext:value-type="float">
            <text:p>-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8]+([.$B$3]/100)" office:value-type="float" office:value="-10" calcext:value-type="float">
            <text:p>-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9]+([.$B$3]/100)" office:value-type="float" office:value="-5" calcext:value-type="float">
            <text:p>-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0]+([.$B$3]/100)" office:value-type="float" office:value="0" calcext:value-type="float">
            <text:p>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1]+([.$B$3]/100)" office:value-type="float" office:value="5" calcext:value-type="float">
            <text:p>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2]+([.$B$3]/100)" office:value-type="float" office:value="10" calcext:value-type="float">
            <text:p>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3]+([.$B$3]/100)" office:value-type="float" office:value="15" calcext:value-type="float">
            <text:p>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4]+([.$B$3]/100)" office:value-type="float" office:value="20" calcext:value-type="float">
            <text:p>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5]+([.$B$3]/100)" office:value-type="float" office:value="25" calcext:value-type="float">
            <text:p>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6]+([.$B$3]/100)" office:value-type="float" office:value="30" calcext:value-type="float">
            <text:p>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7]+([.$B$3]/100)" office:value-type="float" office:value="35" calcext:value-type="float">
            <text:p>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8]+([.$B$3]/100)" office:value-type="float" office:value="40" calcext:value-type="float">
            <text:p>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9]+([.$B$3]/100)" office:value-type="float" office:value="45" calcext:value-type="float">
            <text:p>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0]+([.$B$3]/100)" office:value-type="float" office:value="50" calcext:value-type="float">
            <text:p>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1]+([.$B$3]/100)" office:value-type="float" office:value="55" calcext:value-type="float">
            <text:p>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2]+([.$B$3]/100)" office:value-type="float" office:value="60" calcext:value-type="float">
            <text:p>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3]+([.$B$3]/100)" office:value-type="float" office:value="65" calcext:value-type="float">
            <text:p>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4]+([.$B$3]/100)" office:value-type="float" office:value="70" calcext:value-type="float">
            <text:p>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5]+([.$B$3]/100)" office:value-type="float" office:value="75" calcext:value-type="float">
            <text:p>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6]+([.$B$3]/100)" office:value-type="float" office:value="80" calcext:value-type="float">
            <text:p>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7]+([.$B$3]/100)" office:value-type="float" office:value="85" calcext:value-type="float">
            <text:p>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8]+([.$B$3]/100)" office:value-type="float" office:value="90" calcext:value-type="float">
            <text:p>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9]+([.$B$3]/100)" office:value-type="float" office:value="95" calcext:value-type="float">
            <text:p>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0]+([.$B$3]/100)" office:value-type="float" office:value="100" calcext:value-type="float">
            <text:p>1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1]+([.$B$3]/100)" office:value-type="float" office:value="105" calcext:value-type="float">
            <text:p>1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2]+([.$B$3]/100)" office:value-type="float" office:value="110" calcext:value-type="float">
            <text:p>1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3]+([.$B$3]/100)" office:value-type="float" office:value="115" calcext:value-type="float">
            <text:p>1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4]+([.$B$3]/100)" office:value-type="float" office:value="120" calcext:value-type="float">
            <text:p>1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5]+([.$B$3]/100)" office:value-type="float" office:value="125" calcext:value-type="float">
            <text:p>1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6]+([.$B$3]/100)" office:value-type="float" office:value="130" calcext:value-type="float">
            <text:p>1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7]+([.$B$3]/100)" office:value-type="float" office:value="135" calcext:value-type="float">
            <text:p>1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8]+([.$B$3]/100)" office:value-type="float" office:value="140" calcext:value-type="float">
            <text:p>1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9]+([.$B$3]/100)" office:value-type="float" office:value="145" calcext:value-type="float">
            <text:p>1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0]+([.$B$3]/100)" office:value-type="float" office:value="150" calcext:value-type="float">
            <text:p>1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1]+([.$B$3]/100)" office:value-type="float" office:value="155" calcext:value-type="float">
            <text:p>1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2]+([.$B$3]/100)" office:value-type="float" office:value="160" calcext:value-type="float">
            <text:p>1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3]+([.$B$3]/100)" office:value-type="float" office:value="165" calcext:value-type="float">
            <text:p>1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4]+([.$B$3]/100)" office:value-type="float" office:value="170" calcext:value-type="float">
            <text:p>1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5]+([.$B$3]/100)" office:value-type="float" office:value="175" calcext:value-type="float">
            <text:p>1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6]+([.$B$3]/100)" office:value-type="float" office:value="180" calcext:value-type="float">
            <text:p>1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7]+([.$B$3]/100)" office:value-type="float" office:value="185" calcext:value-type="float">
            <text:p>1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8]+([.$B$3]/100)" office:value-type="float" office:value="190" calcext:value-type="float">
            <text:p>1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9]+([.$B$3]/100)" office:value-type="float" office:value="195" calcext:value-type="float">
            <text:p>1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0]+([.$B$3]/100)" office:value-type="float" office:value="200" calcext:value-type="float">
            <text:p>2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1]+([.$B$3]/100)" office:value-type="float" office:value="205" calcext:value-type="float">
            <text:p>2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2]+([.$B$3]/100)" office:value-type="float" office:value="210" calcext:value-type="float">
            <text:p>2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3]+([.$B$3]/100)" office:value-type="float" office:value="215" calcext:value-type="float">
            <text:p>2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4]+([.$B$3]/100)" office:value-type="float" office:value="220" calcext:value-type="float">
            <text:p>2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5]+([.$B$3]/100)" office:value-type="float" office:value="225" calcext:value-type="float">
            <text:p>2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6]+([.$B$3]/100)" office:value-type="float" office:value="230" calcext:value-type="float">
            <text:p>2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7]+([.$B$3]/100)" office:value-type="float" office:value="235" calcext:value-type="float">
            <text:p>2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8]+([.$B$3]/100)" office:value-type="float" office:value="240" calcext:value-type="float">
            <text:p>2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9]+([.$B$3]/100)" office:value-type="float" office:value="245" calcext:value-type="float">
            <text:p>2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10]+([.$B$3]/100)" office:value-type="float" office:value="250" calcext:value-type="float">
            <text:p>250.0</text:p>
          </table:table-cell>
          <table:table-cell table:style-name="ce1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nary-Finish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lbs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lb/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table:formula="of:=([.B3]/2)/([.B1]/[.B2])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</text:p>
          </table:table-cell>
          <table:table-cell table:formula="of:=([.B1]/[.B2])*(ASINH(([.B4]*[.B6])/([.B3]*SINH([.B6])))+[.B6])" office:value-type="float" office:value="250" calcext:value-type="float">
            <text:p>25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2</text:p>
          </table:table-cell>
          <table:table-cell table:formula="of:=([.B1]/[.B2])*(ASINH(([.B4]*[.B6])/([.B3]*SINH([.B6])))-[.B6])" office:value-type="float" office:value="-250" calcext:value-type="float">
            <text:p>-250</text:p>
          </table:table-cell>
          <table:table-cell office:value-type="string" calcext:value-type="string">
            <text:p>[ft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>
            <draw:frame table:end-cell-address="'Catenary-Finish'.P35" table:end-x="47.23pt" table:end-y="6.72pt" draw:z-index="0" draw:name="Chart 1" draw:style-name="gr1" draw:text-style-name="P1" svg:width="570.67pt" svg:height="323.57pt" svg:x="6.75pt" svg:y="1.87pt">
              <loext:p/>
              <draw:object draw:notify-on-update-of-ranges="'Catenary-Finish'.A11:'Catenary-Finish'.A111 'Catenary-Finish'.A1:'Catenary-Finish'.A1 'Catenary-Finish'.B11:'Catenary-Finish'.B1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table:formula="of:=[.B8]" office:value-type="float" office:value="-250" calcext:value-type="float">
            <text:p>-250.0</text:p>
          </table:table-cell>
          <table:table-cell table:style-name="ce1" table:formula="of:=([.$B$1]/[.$B$2])*(COSH([.A11]/([.$B$1]/[.$B$2]))-1)" office:value-type="float" office:value="31.4130998795732" calcext:value-type="float">
            <text:p>31.4</text:p>
          </table:table-cell>
          <table:table-cell table:number-columns-repeated="1022"/>
        </table:table-row>
        <table:table-row table:style-name="ro1">
          <table:table-cell table:style-name="ce1" table:formula="of:=[.A11]+([.$B$3]/100)" office:value-type="float" office:value="-245" calcext:value-type="float">
            <text:p>-2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2]+([.$B$3]/100)" office:value-type="float" office:value="-240" calcext:value-type="float">
            <text:p>-2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3]+([.$B$3]/100)" office:value-type="float" office:value="-235" calcext:value-type="float">
            <text:p>-2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4]+([.$B$3]/100)" office:value-type="float" office:value="-230" calcext:value-type="float">
            <text:p>-2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5]+([.$B$3]/100)" office:value-type="float" office:value="-225" calcext:value-type="float">
            <text:p>-2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6]+([.$B$3]/100)" office:value-type="float" office:value="-220" calcext:value-type="float">
            <text:p>-2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7]+([.$B$3]/100)" office:value-type="float" office:value="-215" calcext:value-type="float">
            <text:p>-2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8]+([.$B$3]/100)" office:value-type="float" office:value="-210" calcext:value-type="float">
            <text:p>-2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9]+([.$B$3]/100)" office:value-type="float" office:value="-205" calcext:value-type="float">
            <text:p>-2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0]+([.$B$3]/100)" office:value-type="float" office:value="-200" calcext:value-type="float">
            <text:p>-2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1]+([.$B$3]/100)" office:value-type="float" office:value="-195" calcext:value-type="float">
            <text:p>-1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2]+([.$B$3]/100)" office:value-type="float" office:value="-190" calcext:value-type="float">
            <text:p>-1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3]+([.$B$3]/100)" office:value-type="float" office:value="-185" calcext:value-type="float">
            <text:p>-1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4]+([.$B$3]/100)" office:value-type="float" office:value="-180" calcext:value-type="float">
            <text:p>-1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5]+([.$B$3]/100)" office:value-type="float" office:value="-175" calcext:value-type="float">
            <text:p>-1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6]+([.$B$3]/100)" office:value-type="float" office:value="-170" calcext:value-type="float">
            <text:p>-1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7]+([.$B$3]/100)" office:value-type="float" office:value="-165" calcext:value-type="float">
            <text:p>-1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28]+([.$B$3]/100)" office:value-type="float" office:value="-160" calcext:value-type="float">
            <text:p>-160.0</text:p>
          </table:table-cell>
          <table:table-cell table:style-name="ce1"/>
          <table:table-cell table:number-columns-repeated="7"/>
          <table:table-cell>
            <draw:custom-shape table:end-cell-address="'Catenary-Finish'.K31" table:end-x="26.45pt" table:end-y="5.07pt" draw:z-index="1" draw:name="TextBox 2" draw:style-name="gr2" draw:text-style-name="P3" svg:width="47.28pt" svg:height="29.88pt" svg:x="27.35pt" svg:y="0.68pt">
              <text:p text:style-name="P2"><text:span text:style-name="T1">L</text:span><text:span text:style-name="T2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style-name="ce1" table:formula="of:=[.A29]+([.$B$3]/100)" office:value-type="float" office:value="-155" calcext:value-type="float">
            <text:p>-1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0]+([.$B$3]/100)" office:value-type="float" office:value="-150" calcext:value-type="float">
            <text:p>-1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1]+([.$B$3]/100)" office:value-type="float" office:value="-145" calcext:value-type="float">
            <text:p>-1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2]+([.$B$3]/100)" office:value-type="float" office:value="-140" calcext:value-type="float">
            <text:p>-1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3]+([.$B$3]/100)" office:value-type="float" office:value="-135" calcext:value-type="float">
            <text:p>-1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4]+([.$B$3]/100)" office:value-type="float" office:value="-130" calcext:value-type="float">
            <text:p>-1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5]+([.$B$3]/100)" office:value-type="float" office:value="-125" calcext:value-type="float">
            <text:p>-1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6]+([.$B$3]/100)" office:value-type="float" office:value="-120" calcext:value-type="float">
            <text:p>-1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7]+([.$B$3]/100)" office:value-type="float" office:value="-115" calcext:value-type="float">
            <text:p>-1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8]+([.$B$3]/100)" office:value-type="float" office:value="-110" calcext:value-type="float">
            <text:p>-1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39]+([.$B$3]/100)" office:value-type="float" office:value="-105" calcext:value-type="float">
            <text:p>-1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0]+([.$B$3]/100)" office:value-type="float" office:value="-100" calcext:value-type="float">
            <text:p>-1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1]+([.$B$3]/100)" office:value-type="float" office:value="-95" calcext:value-type="float">
            <text:p>-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2]+([.$B$3]/100)" office:value-type="float" office:value="-90" calcext:value-type="float">
            <text:p>-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3]+([.$B$3]/100)" office:value-type="float" office:value="-85" calcext:value-type="float">
            <text:p>-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4]+([.$B$3]/100)" office:value-type="float" office:value="-80" calcext:value-type="float">
            <text:p>-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5]+([.$B$3]/100)" office:value-type="float" office:value="-75" calcext:value-type="float">
            <text:p>-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6]+([.$B$3]/100)" office:value-type="float" office:value="-70" calcext:value-type="float">
            <text:p>-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7]+([.$B$3]/100)" office:value-type="float" office:value="-65" calcext:value-type="float">
            <text:p>-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8]+([.$B$3]/100)" office:value-type="float" office:value="-60" calcext:value-type="float">
            <text:p>-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49]+([.$B$3]/100)" office:value-type="float" office:value="-55" calcext:value-type="float">
            <text:p>-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0]+([.$B$3]/100)" office:value-type="float" office:value="-50" calcext:value-type="float">
            <text:p>-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1]+([.$B$3]/100)" office:value-type="float" office:value="-45" calcext:value-type="float">
            <text:p>-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2]+([.$B$3]/100)" office:value-type="float" office:value="-40" calcext:value-type="float">
            <text:p>-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3]+([.$B$3]/100)" office:value-type="float" office:value="-35" calcext:value-type="float">
            <text:p>-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4]+([.$B$3]/100)" office:value-type="float" office:value="-30" calcext:value-type="float">
            <text:p>-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5]+([.$B$3]/100)" office:value-type="float" office:value="-25" calcext:value-type="float">
            <text:p>-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6]+([.$B$3]/100)" office:value-type="float" office:value="-20" calcext:value-type="float">
            <text:p>-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7]+([.$B$3]/100)" office:value-type="float" office:value="-15" calcext:value-type="float">
            <text:p>-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8]+([.$B$3]/100)" office:value-type="float" office:value="-10" calcext:value-type="float">
            <text:p>-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59]+([.$B$3]/100)" office:value-type="float" office:value="-5" calcext:value-type="float">
            <text:p>-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0]+([.$B$3]/100)" office:value-type="float" office:value="0" calcext:value-type="float">
            <text:p>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1]+([.$B$3]/100)" office:value-type="float" office:value="5" calcext:value-type="float">
            <text:p>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2]+([.$B$3]/100)" office:value-type="float" office:value="10" calcext:value-type="float">
            <text:p>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3]+([.$B$3]/100)" office:value-type="float" office:value="15" calcext:value-type="float">
            <text:p>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4]+([.$B$3]/100)" office:value-type="float" office:value="20" calcext:value-type="float">
            <text:p>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5]+([.$B$3]/100)" office:value-type="float" office:value="25" calcext:value-type="float">
            <text:p>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6]+([.$B$3]/100)" office:value-type="float" office:value="30" calcext:value-type="float">
            <text:p>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7]+([.$B$3]/100)" office:value-type="float" office:value="35" calcext:value-type="float">
            <text:p>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8]+([.$B$3]/100)" office:value-type="float" office:value="40" calcext:value-type="float">
            <text:p>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69]+([.$B$3]/100)" office:value-type="float" office:value="45" calcext:value-type="float">
            <text:p>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0]+([.$B$3]/100)" office:value-type="float" office:value="50" calcext:value-type="float">
            <text:p>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1]+([.$B$3]/100)" office:value-type="float" office:value="55" calcext:value-type="float">
            <text:p>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2]+([.$B$3]/100)" office:value-type="float" office:value="60" calcext:value-type="float">
            <text:p>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3]+([.$B$3]/100)" office:value-type="float" office:value="65" calcext:value-type="float">
            <text:p>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4]+([.$B$3]/100)" office:value-type="float" office:value="70" calcext:value-type="float">
            <text:p>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5]+([.$B$3]/100)" office:value-type="float" office:value="75" calcext:value-type="float">
            <text:p>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6]+([.$B$3]/100)" office:value-type="float" office:value="80" calcext:value-type="float">
            <text:p>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7]+([.$B$3]/100)" office:value-type="float" office:value="85" calcext:value-type="float">
            <text:p>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8]+([.$B$3]/100)" office:value-type="float" office:value="90" calcext:value-type="float">
            <text:p>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79]+([.$B$3]/100)" office:value-type="float" office:value="95" calcext:value-type="float">
            <text:p>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0]+([.$B$3]/100)" office:value-type="float" office:value="100" calcext:value-type="float">
            <text:p>1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1]+([.$B$3]/100)" office:value-type="float" office:value="105" calcext:value-type="float">
            <text:p>1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2]+([.$B$3]/100)" office:value-type="float" office:value="110" calcext:value-type="float">
            <text:p>1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3]+([.$B$3]/100)" office:value-type="float" office:value="115" calcext:value-type="float">
            <text:p>1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4]+([.$B$3]/100)" office:value-type="float" office:value="120" calcext:value-type="float">
            <text:p>1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5]+([.$B$3]/100)" office:value-type="float" office:value="125" calcext:value-type="float">
            <text:p>1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6]+([.$B$3]/100)" office:value-type="float" office:value="130" calcext:value-type="float">
            <text:p>1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7]+([.$B$3]/100)" office:value-type="float" office:value="135" calcext:value-type="float">
            <text:p>1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8]+([.$B$3]/100)" office:value-type="float" office:value="140" calcext:value-type="float">
            <text:p>1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89]+([.$B$3]/100)" office:value-type="float" office:value="145" calcext:value-type="float">
            <text:p>1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0]+([.$B$3]/100)" office:value-type="float" office:value="150" calcext:value-type="float">
            <text:p>15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1]+([.$B$3]/100)" office:value-type="float" office:value="155" calcext:value-type="float">
            <text:p>15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2]+([.$B$3]/100)" office:value-type="float" office:value="160" calcext:value-type="float">
            <text:p>16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3]+([.$B$3]/100)" office:value-type="float" office:value="165" calcext:value-type="float">
            <text:p>16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4]+([.$B$3]/100)" office:value-type="float" office:value="170" calcext:value-type="float">
            <text:p>17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5]+([.$B$3]/100)" office:value-type="float" office:value="175" calcext:value-type="float">
            <text:p>17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6]+([.$B$3]/100)" office:value-type="float" office:value="180" calcext:value-type="float">
            <text:p>18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7]+([.$B$3]/100)" office:value-type="float" office:value="185" calcext:value-type="float">
            <text:p>18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8]+([.$B$3]/100)" office:value-type="float" office:value="190" calcext:value-type="float">
            <text:p>19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99]+([.$B$3]/100)" office:value-type="float" office:value="195" calcext:value-type="float">
            <text:p>19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0]+([.$B$3]/100)" office:value-type="float" office:value="200" calcext:value-type="float">
            <text:p>20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1]+([.$B$3]/100)" office:value-type="float" office:value="205" calcext:value-type="float">
            <text:p>20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2]+([.$B$3]/100)" office:value-type="float" office:value="210" calcext:value-type="float">
            <text:p>21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3]+([.$B$3]/100)" office:value-type="float" office:value="215" calcext:value-type="float">
            <text:p>21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4]+([.$B$3]/100)" office:value-type="float" office:value="220" calcext:value-type="float">
            <text:p>22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5]+([.$B$3]/100)" office:value-type="float" office:value="225" calcext:value-type="float">
            <text:p>22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6]+([.$B$3]/100)" office:value-type="float" office:value="230" calcext:value-type="float">
            <text:p>23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7]+([.$B$3]/100)" office:value-type="float" office:value="235" calcext:value-type="float">
            <text:p>23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8]+([.$B$3]/100)" office:value-type="float" office:value="240" calcext:value-type="float">
            <text:p>240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09]+([.$B$3]/100)" office:value-type="float" office:value="245" calcext:value-type="float">
            <text:p>245.0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formula="of:=[.A110]+([.$B$3]/100)" office:value-type="float" office:value="250" calcext:value-type="float">
            <text:p>250.0</text:p>
          </table:table-cell>
          <table:table-cell table:style-name="ce1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1:17:16.007000000</meta:creation-date>
    <dc:date>2018-01-07T11:17:51.756000000</dc:date>
    <meta:editing-duration>PT35S</meta:editing-duration>
    <meta:editing-cycles>1</meta:editing-cycles>
    <meta:document-statistic meta:table-count="2" meta:cell-count="248" meta:object-count="4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25">
      <style:chart-properties chart:display-label="true" chart:logarithmic="false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25">
      <style:chart-properties chart:display-label="true" chart:logarithmic="false" chart:minimum="-5" chart:maximum="35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20.133cm" svg:height="11.416cm" xlink:href=".." xlink:type="simple" chart:class="chart:scatter" chart:style-name="ch1">
        <chart:plot-area chart:style-name="ch2" table:cell-range-address="'Catenary-Start'.A11:'Catenary-Start'.B111" svg:x="0.402cm" svg:y="0.228cm" svg:width="19.329cm" svg:height="10.96cm">
          <chartooo:coordinate-region svg:x="0.402cm" svg:y="0.228cm" svg:width="19.329cm" svg:height="10.96cm"/>
          <chart:axis chart:dimension="x" chart:name="primary-x" chart:style-name="ch3"/>
          <chart:axis chart:dimension="y" chart:name="primary-y" chart:style-name="ch4"/>
          <chart:series chart:style-name="ch5" chart:values-cell-range-address="'Catenary-Start'.B11:'Catenary-Start'.B111" chart:class="chart:scatter">
            <chart:domain table:cell-range-address="'Catenary-Start'.A11:'Catenary-Start'.A111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0">
                <text:p>-250</text:p>
                <draw:g>
                  <svg:desc>'Catenary-Start'.A11:'Catenary-Start'.A111</svg:desc>
                </draw:g>
              </table:table-cell>
              <table:table-cell office:value-type="float" office:value="20.8816033171949">
                <text:p>20.8816033171949</text:p>
                <draw:g>
                  <svg:desc>'Catenary-Start'.B11:'Catenary-Start'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5">
                <text:p>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0">
                <text:p>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35">
                <text:p>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0">
                <text:p>-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5">
                <text:p>-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0">
                <text:p>-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0">
                <text:p>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5">
                <text:p>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0">
                <text:p>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5">
                <text:p>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0">
                <text:p>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5">
                <text:p>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0">
                <text:p>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5">
                <text:p>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5">
                <text:p>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25">
      <style:chart-properties chart:display-label="true" chart:logarithmic="false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25">
      <style:chart-properties chart:display-label="true" chart:logarithmic="false" chart:minimum="-5" chart:maximum="35" chart:reverse-direction="false" text:line-break="false" loext:try-staggering-first="false" chart:link-data-style-to-source="fals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2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20.133cm" svg:height="11.416cm" xlink:href=".." xlink:type="simple" chart:class="chart:scatter" chart:style-name="ch1">
        <chart:plot-area chart:style-name="ch2" table:cell-range-address="'Catenary-Finish'.A11:'Catenary-Finish'.B111 'Catenary-Finish'.A1:'Catenary-Finish'.A1" chart:data-source-has-labels="row" svg:x="0.402cm" svg:y="0.228cm" svg:width="19.329cm" svg:height="10.96cm">
          <chartooo:coordinate-region svg:x="0.402cm" svg:y="0.228cm" svg:width="19.329cm" svg:height="10.96cm"/>
          <chart:axis chart:dimension="x" chart:name="primary-x" chart:style-name="ch3"/>
          <chart:axis chart:dimension="y" chart:name="primary-y" chart:style-name="ch4"/>
          <chart:series chart:style-name="ch5" chart:values-cell-range-address="'Catenary-Finish'.B11:'Catenary-Finish'.B111" chart:label-cell-address="'Catenary-Finish'.A1:'Catenary-Finish'.A1" chart:class="chart:scatter">
            <chart:domain table:cell-range-address="'Catenary-Finish'.A11:'Catenary-Finish'.A111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</text:p>
                <draw:g>
                  <svg:desc>'Catenary-Finish'.A1:'Catenary-Finis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0">
                <text:p>-250</text:p>
                <draw:g>
                  <svg:desc>'Catenary-Finish'.A11:'Catenary-Finish'.A111</svg:desc>
                </draw:g>
              </table:table-cell>
              <table:table-cell office:value-type="float" office:value="31.4130998795732">
                <text:p>31.4130998795732</text:p>
                <draw:g>
                  <svg:desc>'Catenary-Finish'.B11:'Catenary-Finish'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5">
                <text:p>-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0">
                <text:p>-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35">
                <text:p>-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0">
                <text:p>-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5">
                <text:p>-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0">
                <text:p>-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0">
                <text:p>-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5">
                <text:p>-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0">
                <text:p>-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5">
                <text:p>-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0">
                <text:p>-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5">
                <text:p>-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0">
                <text:p>-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5">
                <text:p>-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5">
                <text:p>-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